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E0000025A80FED5F97C1BF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kurat Light Office" svg:font-family="'Akkurat Light Offic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4.4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6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6.254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style:font-name="Akkurat Light Office" fo:font-size="24pt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loext:graphic-properties draw:fill="none" draw:fill-color="#ffffff"/>
      <style:text-properties style:font-name="Akkurat Light Offic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Akkurat Light Office" fo:font-size="24pt"/>
    </style:style>
    <style:style style:name="T2" style:family="text">
      <style:text-properties style:font-name="Akkurat Light Offi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3.117cm" svg:height="16.2cm" svg:x="4.755cm" svg:y="2.4cm">
          <draw:image xlink:href="Pictures/100000000000036E0000025A80FED5F97C1BF1EF.png" xlink:type="simple" xlink:show="embed" xlink:actuate="onLoad">
            <text:p/>
          </draw:image>
        </draw:frame>
        <draw:line draw:style-name="gr2" draw:text-style-name="P1" draw:layer="layout" svg:x1="13.4cm" svg:y1="16cm" svg:x2="6.573cm" svg:y2="15cm">
          <text:p/>
        </draw:line>
        <draw:frame draw:style-name="gr3" draw:text-style-name="P2" draw:layer="layout" svg:width="4.973cm" svg:height="1.196cm" svg:x="1.8cm" svg:y="14.481cm">
          <draw:text-box>
            <text:p><text:span text:style-name="T1">Untergrund</text:span></text:p>
          </draw:text-box>
        </draw:frame>
        <draw:line draw:style-name="gr2" draw:text-style-name="P1" draw:layer="layout" svg:x1="5.2cm" svg:y1="13.558cm" svg:x2="15.787cm" svg:y2="13.558cm">
          <text:p/>
        </draw:line>
        <draw:frame draw:style-name="gr4" draw:text-style-name="P2" draw:layer="layout" svg:width="2.557cm" svg:height="1.596cm" svg:x="3.4cm" svg:y="13.004cm">
          <draw:text-box>
            <text:p><text:span text:style-name="T1">CB1</text:span></text:p>
          </draw:text-box>
        </draw:frame>
        <draw:line draw:style-name="gr2" draw:text-style-name="P1" draw:layer="layout" svg:x1="4.2cm" svg:y1="12.35cm" svg:x2="22.158cm" svg:y2="12.35cm">
          <text:p/>
        </draw:line>
        <draw:frame draw:style-name="gr5" draw:text-style-name="P3" draw:layer="layout" svg:width="2.555cm" svg:height="1.102cm" svg:x="2.2cm" svg:y="11.8cm">
          <draw:text-box>
            <text:p><text:span text:style-name="T1">CB2</text:span></text:p>
          </draw:text-box>
        </draw:frame>
        <draw:frame draw:style-name="gr6" draw:text-style-name="P4" draw:layer="layout" svg:width="6.754cm" svg:height="1.498cm" svg:x="11.178cm" svg:y="3.808cm">
          <draw:text-box>
            <text:p><text:span text:style-name="T2">Gesamtmodell</text:span></text:p>
          </draw:text-box>
        </draw:frame>
        <draw:line draw:style-name="gr2" draw:text-style-name="P5" draw:layer="layout" svg:x1="15.8cm" svg:y1="4.2cm" svg:x2="18.6cm" svg:y2="4.2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kkurat Light Office" svg:font-family="'Akkurat Light Offic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2:23:52.274621549</meta:creation-date>
    <dc:date>2016-09-16T12:43:12.399921257</dc:date>
    <meta:editing-duration>PT2M16S</meta:editing-duration>
    <meta:editing-cycles>1</meta:editing-cycles>
    <meta:document-statistic meta:object-count="32"/>
    <meta:generator>LibreOffice/5.2.1.2$Linux_X86_64 LibreOffice_project/20m0$Build-2</meta:generator>
  </office:meta>
</office:document-meta>
</file>